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Arial" svg:font-family="Arial"/>
    <style:font-face style:name="Noto Sans KR" svg:font-family="&quot;Noto Sans K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fo:border="2pt solid #CCCCCC" style:vertical-align="middle" fo:background-color="#FFFF00" style:repeat-content="false"/>
      <style:paragraph-properties fo:text-align="center"/>
      <style:text-properties fo:color="#FF0000" style:font-name="Arial" style:font-name-asian="Arial" style:font-name-complex="Arial" fo:font-size="18pt" style:font-size-asian="18pt" style:font-size-complex="18pt" style:font-family-generic="swiss"/>
    </style:style>
    <style:style style:name="ce4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2pt solid #CCCCCC" style:vertical-align="middle" fo:wrap-option="wrap" fo:background-color="#F8CBA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12122" style:font-name="Noto Sans KR" style:font-name-asian="Noto Sans KR" style:font-name-complex="Noto Sans KR" fo:font-size="6pt" style:font-size-asian="6pt" style:font-size-complex="6pt"/>
    </style:style>
    <style:style style:name="ce8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맑은 고딕" style:font-name-asian="맑은 고딕" style:font-name-complex="맑은 고딕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7.13316666666667cm"/>
    </style:style>
    <style:style style:name="co2" style:family="table-column">
      <style:table-column-properties fo:break-before="auto" style:column-width="7.97983333333333cm"/>
    </style:style>
    <style:style style:name="ro1" style:family="table-row">
      <style:table-row-properties style:row-height="38.4pt" style:use-optimal-row-height="false" fo:break-before="auto"/>
    </style:style>
    <style:style style:name="ro2" style:family="table-row">
      <style:table-row-properties style:row-height="51.6pt" style:use-optimal-row-height="false" fo:break-before="auto"/>
    </style:style>
    <style:style style:name="ro3" style:family="table-row">
      <style:table-row-properties style:row-height="67.8pt" style:use-optimal-row-height="false" fo:break-before="auto"/>
    </style:style>
    <style:style style:name="ro4" style:family="table-row">
      <style:table-row-properties style:row-height="77.4pt" style:use-optimal-row-height="false" fo:break-before="auto"/>
    </style:style>
    <style:style style:name="ro5" style:family="table-row">
      <style:table-row-properties style:row-height="63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리서치 및 정보 수집</text:p>
          </table:table-cell>
          <table:table-cell office:value-type="string" table:style-name="ce2">
            <text:p>서비스명</text:p>
          </table:table-cell>
          <table:table-cell office:value-type="string" table:style-name="ce2">
            <text:p>특징 및 전문가들의 평가</text:p>
          </table:table-cell>
          <table:table-cell office:value-type="string" table:style-name="ce2">
            <text:p><text:span text:style-name="T2">사용한</text:span><text:s/>promp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압도적 범용성</text:p>
          </table:table-cell>
          <table:table-cell office:value-type="string" table:style-name="ce5">
            <text:p>1. Perplexity</text:p>
          </table:table-cell>
          <table:table-cell office:value-type="string" table:style-name="ce4">
            <text:p>PDF<text:span text:style-name="T2">부터</text:span><text:s/><text:span text:style-name="T2">웹</text:span><text:s/><text:span text:style-name="T2">문서까지 다양한 형태의 신빙성이 있는 최신</text:span><text:s/><text:span text:style-name="T2">자료를</text:span><text:s/><text:span text:style-name="T2">출처+링크와 함께</text:span><text:s/><text:span text:style-name="T2">실시간으로</text:span><text:s/><text:span text:style-name="T2">제공.</text:span></text:p>
          </table:table-cell>
          <table:table-cell office:value-type="string" table:style-name="ce6">
            <text:p>I want to find studies about tea trade back in 1800~1900s. Could you give me some? (And for the record, I do not consider any Encyclopedias as a reliable source.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글로벌 리서치</text:p>
          </table:table-cell>
          <table:table-cell office:value-type="string" table:style-name="ce5">
            <text:p>2. Felo AI</text:p>
          </table:table-cell>
          <table:table-cell office:value-type="string" table:style-name="ce4">
            <text:p><text:span text:style-name="T2">한국어로 질문하여도</text:span><text:s/><text:span text:style-name="T2">여러 나라의 자료를 찾</text:span><text:span text:style-name="T2">아</text:span><text:s/><text:span text:style-name="T2">번역하고 간단하게 요약해 줌</text:span>.<text:s/><text:span text:style-name="T2">링크를 풍부하게 제공하는 것이 장점.</text:span></text:p>
          </table:table-cell>
          <table:table-cell office:value-type="string" table:style-name="ce7">
            <text:p>1800~1900년대의 Tea trade에 대한 논문을 찾고 있어. Top priority는 영어를 사용하는 자료이지만, 다도 문화가 활성화되어 있는 일본, 중국, 인도의 자료도 환영이야. 찾을 수 있는 신빙성 있는 논문이나 칼럼들을 내게 bullet point 형식으로 정리해 주고, 링크도 가져다 주면 고맙겠어.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4">
            <text:p>나만의 지식고</text:p>
          </table:table-cell>
          <table:table-cell office:value-type="string" table:style-name="ce5">
            <text:p>3. NotebookLM</text:p>
          </table:table-cell>
          <table:table-cell office:value-type="string" table:style-name="ce8">
            <text:p>PDF /<text:s/><text:span text:style-name="T4">유튜브 / 텍스트 등 다양한 문서들을 가리지 않고 폭 넓게 조사하고 여러 형식으로 요약해 주는 범용성 넓은 학습 보조 도구.</text:span></text:p>
          </table:table-cell>
          <table:table-cell table:style-name="ce9"/>
          <table:table-cell table:number-columns-repeated="16380" table:style-name="ce1"/>
        </table:table-row>
        <table:table-row table:style-name="ro4">
          <table:table-cell office:value-type="string" table:style-name="ce4">
            <text:p>학술/논문</text:p>
          </table:table-cell>
          <table:table-cell office:value-type="string" table:style-name="ce5">
            <text:p>4. Elicit</text:p>
          </table:table-cell>
          <table:table-cell office:value-type="string" table:style-name="ce6">
            <text:p><text:span text:style-name="T4">연구</text:span><text:s/><text:span text:style-name="T4">논문</text:span><text:s/><text:span text:style-name="T4">분석에 특화. 수천</text:span><text:s/><text:span text:style-name="T4">개의</text:span><text:s/><text:span text:style-name="T4">논문</text:span><text:s/><text:span text:style-name="T4">데이터에서</text:span><text:s/><text:span text:style-name="T4">신뢰할</text:span><text:s/><text:span text:style-name="T4">수</text:span><text:s/><text:span text:style-name="T4">있는</text:span><text:s/><text:span text:style-name="T4">결론을</text:span><text:s/><text:span text:style-name="T4">추출하며, 자체<text:s/></text:span>scoring<text:span text:style-name="T4">으로 자료를 파악함.<text:s/></text:span>prompt evaluate<text:s/><text:span text:style-name="T4">기능이 있어 사용자로 하여금 효율적인 크레딧 사용을 가능하게끔 함.</text:span></text:p>
          </table:table-cell>
          <table:table-cell office:value-type="string" table:style-name="ce10">
            <text:p>I want to find studies considering overall tea trade history back in 1800~1900s. It has to 1. Have a reliable source / 2. Based on historical facts, or a sharp insight by a renowned professor/intellectual / 3. Written or translated in English. Could you give me some? (And for the record, I do not consider any Encyclopedias as a reliable source.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학술/논문</text:p>
          </table:table-cell>
          <table:table-cell office:value-type="string" table:style-name="ce5">
            <text:p>5. SciSpace</text:p>
          </table:table-cell>
          <table:table-cell office:value-type="string" table:style-name="ce4">
            <text:p><text:span text:style-name="T2">인용 생성기, 문헌 리뷰,<text:s/></text:span>AI<text:s/><text:span text:style-name="T2">감지기, 차트 생성 등<text:s/></text:span>All In One<text:s/><text:span text:style-name="T2">논문 생성 보조 기능을 제공함. 프롬프트 양식도 간단하게 제공하여 편의성 좋음.</text:span></text:p>
          </table:table-cell>
          <table:table-cell office:value-type="string" table:style-name="ce11">
            <text:p>Write a 1000 word first draft for my paper. My topic is tea trade around 1800-1900s and the cultural aspect it caused to various countries. Make it resourceful with reliable studies and researches (ENCYCLOPEDIA OR BLOGS SHOULD BE EXCLUDED.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검색 자동화</text:p>
          </table:table-cell>
          <table:table-cell office:value-type="string" table:style-name="ce5">
            <text:p>6. Genspark</text:p>
          </table:table-cell>
          <table:table-cell office:value-type="string" table:style-name="ce4">
            <text:p><text:span text:style-name="T2">여러</text:span><text:s/>AI<text:s/><text:span text:style-name="T2">모델을</text:span><text:s/><text:span text:style-name="T2">동시</text:span><text:s/><text:span text:style-name="T2">가동해</text:span><text:s/><text:span text:style-name="T2">파편화된</text:span><text:s/><text:span text:style-name="T2">정보를</text:span><text:s/><text:span text:style-name="T2">검증하고</text:span>,<text:s/><text:span text:style-name="T2">리서치</text:span><text:s/><text:span text:style-name="T2">결과를</text:span><text:s/><text:span text:style-name="T2">하나로 구조화해</text:span><text:s/><text:span text:style-name="T2">정보</text:span><text:s/><text:span text:style-name="T2">과부하를</text:span><text:s/><text:span text:style-name="T2">해결하는</text:span><text:s/><text:span text:style-name="T2">맞춤형</text:span><text:s/><text:span text:style-name="T2">검색</text:span><text:s/><text:span text:style-name="T2">엔진</text:span>.</text:p>
          </table:table-cell>
          <table:table-cell office:value-type="string" table:style-name="ce6">
            <text:p>AI<text:s/><text:span text:style-name="T4">슬라이드</text:span><text:span text:style-name="T4"><text:s/>기능 요청 - 여러 템플릿 중 하나를 골라 키워드만 입력하면 AI가 알아서 자료조사 + html 코드 기반 세련된 PPT 만들기가 가능함.</text:span></text:p>
          </table:table-cell>
          <table:table-cell table:number-columns-repeated="16380" table:style-name="ce1"/>
        </table:table-row>
        <table:table-row table:style-name="ro2" table:visibility="collapse">
          <table:table-cell office:value-type="string" table:style-name="ce4">
            <text:p>시각적 메모</text:p>
          </table:table-cell>
          <table:table-cell office:value-type="string" table:style-name="ce4">
            <text:p>7. Heptabase</text:p>
          </table:table-cell>
          <table:table-cell office:value-type="string" table:style-name="ce4">
            <text:p>정보를 '카드' 형태로 만들어 화이트보드에 배치. 복잡한 로직 설계 시 전문가 선호도 1위.</text:p>
          </table:table-cell>
          <table:table-cell table:style-name="ce4"/>
          <table:table-cell table:number-columns-repeated="16380" table:style-name="ce1"/>
        </table:table-row>
        <table:table-row table:style-name="ro2" table:visibility="collapse">
          <table:table-cell office:value-type="string" table:style-name="ce4">
            <text:p>데이터 시각화</text:p>
          </table:table-cell>
          <table:table-cell office:value-type="string" table:style-name="ce4">
            <text:p>8. Napkin AI</text:p>
          </table:table-cell>
          <table:table-cell office:value-type="string" table:style-name="ce4">
            <text:p>텍스트 리서치 결과를 즉석에서 인포그래픽이나 차트로 변환. 보고서 작성 시간 단축.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4">
            <text:p>뉴스레터 분석</text:p>
          </table:table-cell>
          <table:table-cell office:value-type="string" table:style-name="ce5">
            <text:p>9. Milled</text:p>
          </table:table-cell>
          <table:table-cell office:value-type="string" table:style-name="ce4">
            <text:p>수만 개의 브랜드 이메일/뉴스레터를 검색. 마케팅 트렌드나 경쟁사 동향 파악에 유용.</text:p>
          </table:table-cell>
          <table:table-cell office:value-type="string" table:style-name="ce4">
            <text:p>미국<text:span text:style-name="T2"><text:s/>기업에 최적화. 한 눈에 경쟁사의 진행 이벤트 및 동향 확인 가능.<text:s text:c="2"/></text:span></text:p>
          </table:table-cell>
          <table:table-cell table:number-columns-repeated="16380" table:style-name="ce1"/>
        </table:table-row>
        <table:table-row table:style-name="ro2" table:visibility="collapse">
          <table:table-cell office:value-type="string" table:style-name="ce4">
            <text:p>유튜브 리서치</text:p>
          </table:table-cell>
          <table:table-cell office:value-type="string" table:style-name="ce4">
            <text:p>10. Eightify</text:p>
          </table:table-cell>
          <table:table-cell office:value-type="string" table:style-name="ce4">
            <text:p>2시간짜리 해외 컨퍼런스 영상을 10초 만에 8개 핵심 포인트로 요약.</text:p>
          </table:table-cell>
          <table:table-cell table:style-name="ce4"/>
          <table:table-cell table:number-columns-repeated="16380" table:style-name="ce1"/>
        </table:table-row>
        <table:table-row table:style-name="ro2" table:visibility="collapse">
          <table:table-cell office:value-type="string" table:style-name="ce4">
            <text:p>기업 정보 조사</text:p>
          </table:table-cell>
          <table:table-cell office:value-type="string" table:style-name="ce4">
            <text:p>11. AlphaSense</text:p>
          </table:table-cell>
          <table:table-cell office:value-type="string" table:style-name="ce4">
            <text:p>(전문가용) 상장사 공시, IR 자료, 증권사 리포트만 전문적으로 검색하는 금융 AI.</text:p>
          </table:table-cell>
          <table:table-cell table:style-name="ce4"/>
          <table:table-cell table:number-columns-repeated="16380" table:style-name="ce1"/>
        </table:table-row>
        <table:table-row table:style-name="ro2" table:visibility="collapse">
          <table:table-cell office:value-type="string" table:style-name="ce4">
            <text:p>AI 에이전트</text:p>
          </table:table-cell>
          <table:table-cell office:value-type="string" table:style-name="ce4">
            <text:p>12. Manus AI</text:p>
          </table:table-cell>
          <table:table-cell office:value-type="string" table:style-name="ce4">
            <text:p>최근 화제. 단순 검색을 넘어 "해당 리서치를 바탕으로 보고서 초안까지 써줘"를 수행.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회의록 및 기록 생성</text:p>
          </table:table-cell>
          <table:table-cell office:value-type="string" table:style-name="ce2">
            <text:p>서비스명</text:p>
          </table:table-cell>
          <table:table-cell office:value-type="string" table:style-name="ce2">
            <text:p>특징 및 전문가들의 평가</text:p>
          </table:table-cell>
          <table:table-cell office:value-type="string" table:style-name="ce2">
            <text:p>사용한 prompt</text:p>
          </table:table-cell>
          <table:table-cell table:number-columns-repeated="21" table:style-name="ce12"/>
          <table:table-cell table:number-columns-repeated="16359"/>
        </table:table-row>
        <table:table-row table:style-name="ro1">
          <table:table-cell office:value-type="string" table:style-name="ce4">
            <text:p><text:span text:style-name="T2">한국어</text:span><text:s/><text:span text:style-name="T2">특화</text:span></text:p>
          </table:table-cell>
          <table:table-cell office:value-type="string" table:style-name="ce5">
            <text:p>1. 클로바노트</text:p>
          </table:table-cell>
          <table:table-cell office:value-type="string" table:style-name="ce4">
            <text:p>네이버 제작. 한국어 인식률 최상이며 화자 분리가 매우 정확함.</text:p>
          </table:table-cell>
          <table:table-cell table:style-name="ce4"/>
          <table:table-cell table:number-columns-repeated="21" table:style-name="ce12"/>
          <table:table-cell table:number-columns-repeated="16359"/>
        </table:table-row>
        <table:table-row table:style-name="ro5">
          <table:table-cell office:value-type="string" table:style-name="ce4">
            <text:p>모바일 강자</text:p>
          </table:table-cell>
          <table:table-cell office:value-type="string" table:style-name="ce5">
            <text:p>2. Notta</text:p>
          </table:table-cell>
          <table:table-cell office:value-type="string" table:style-name="ce4">
            <text:p><text:span text:style-name="T2">실시간</text:span><text:s/><text:span text:style-name="T2">텍스트</text:span><text:s/><text:span text:style-name="T2">변환</text:span><text:s/><text:span text:style-name="T2">속도가</text:span><text:s/><text:span text:style-name="T2">빠르며, 실시간 대화 / <text:s/>녹음본 / 강의 동영상 / 유튜브 동영상 등 다양한 양식을 사용할 수 있음.</text:span></text:p>
          </table:table-cell>
          <table:table-cell office:value-type="string" table:style-name="ce6">
            <text:p>Sopranos<text:span text:style-name="T4">의</text:span><text:span text:style-name="T4"><text:s/>유튜브 영상으로 확인. 영어 번역의 경우 95% 이상의 정확도를 보임. 이중 언어 번역 또한 지원함.</text:span></text:p>
          </table:table-cell>
          <table:table-cell table:number-columns-repeated="21" table:style-name="ce12"/>
          <table:table-cell table:number-columns-repeated="16359"/>
        </table:table-row>
        <table:table-row table:style-name="ro1" table:visibility="collapse">
          <table:table-cell office:value-type="string" table:style-name="ce4">
            <text:p>화상회의 자동</text:p>
          </table:table-cell>
          <table:table-cell office:value-type="string" table:style-name="ce4">
            <text:p>3. Fireflies.ai</text:p>
          </table:table-cell>
          <table:table-cell office:value-type="string" table:style-name="ce4">
            <text:p>Zoom/Meet에 봇이 자동 참여. 회의 후 'Action Items'를 리스트업해줌.</text:p>
          </table:table-cell>
          <table:table-cell table:style-name="ce4"/>
          <table:table-cell table:number-columns-repeated="21" table:style-name="ce12"/>
          <table:table-cell table:number-columns-repeated="16359"/>
        </table:table-row>
        <table:table-row table:style-name="ro1" table:visibility="collapse">
          <table:table-cell office:value-type="string" table:style-name="ce4">
            <text:p>영상 하이라이트</text:p>
          </table:table-cell>
          <table:table-cell office:value-type="string" table:style-name="ce4">
            <text:p>4. tl;dv</text:p>
          </table:table-cell>
          <table:table-cell office:value-type="string" table:style-name="ce4">
            <text:p>회의 영상 중 중요한 부분만 '클립'으로 따서 공유 가능. 비동기 협업에 최적.</text:p>
          </table:table-cell>
          <table:table-cell table:style-name="ce4"/>
          <table:table-cell table:number-columns-repeated="21" table:style-name="ce12"/>
          <table:table-cell table:number-columns-repeated="16359"/>
        </table:table-row>
        <table:table-row table:style-name="ro1" table:visibility="collapse">
          <table:table-cell office:value-type="string" table:style-name="ce4">
            <text:p>전문 비서형</text:p>
          </table:table-cell>
          <table:table-cell office:value-type="string" table:style-name="ce4">
            <text:p>5. Jamie</text:p>
          </table:table-cell>
          <table:table-cell office:value-type="string" table:style-name="ce4">
            <text:p>회의 봇 없이 내 스피커 소리만 듣고 요약. 격식 있는 미팅에서 쓰기 좋음.</text:p>
          </table:table-cell>
          <table:table-cell table:style-name="ce4"/>
          <table:table-cell table:number-columns-repeated="21" table:style-name="ce12"/>
          <table:table-cell table:number-columns-repeated="16359"/>
        </table:table-row>
        <table:table-row table:style-name="ro1" table:visibility="collapse">
          <table:table-cell office:value-type="string" table:style-name="ce4">
            <text:p>심층 분석</text:p>
          </table:table-cell>
          <table:table-cell office:value-type="string" table:style-name="ce4">
            <text:p>6. Read.ai</text:p>
          </table:table-cell>
          <table:table-cell office:value-type="string" table:style-name="ce4">
            <text:p>회의 중 사람들의 참여도, 대화 속도, 감정 상태를 분석해 미팅의 효율성 측정.</text:p>
          </table:table-cell>
          <table:table-cell table:style-name="ce4"/>
          <table:table-cell table:number-columns-repeated="21" table:style-name="ce12"/>
          <table:table-cell table:number-columns-repeated="16359"/>
        </table:table-row>
        <table:table-row table:style-name="ro1">
          <table:table-cell office:value-type="string" table:style-name="ce4">
            <text:p>비즈니스 요약</text:p>
          </table:table-cell>
          <table:table-cell office:value-type="string" table:style-name="ce5">
            <text:p>7. Otter.ai</text:p>
          </table:table-cell>
          <table:table-cell office:value-type="string" table:style-name="ce4">
            <text:p>영어권 회의의 표준. 실시간 필기 공유 기능이 강력하여 글로벌 팀에서 선호.</text:p>
          </table:table-cell>
          <table:table-cell office:value-type="string" table:style-name="ce13">
            <text:p>봇 없이도 google meet 링크를 기입하기만 하면 실시간 녹음이 가능함.</text:p>
          </table:table-cell>
          <table:table-cell table:number-columns-repeated="21" table:style-name="ce12"/>
          <table:table-cell table:number-columns-repeated="16359"/>
        </table:table-row>
        <table:table-row table:style-name="ro1">
          <table:table-cell office:value-type="string" table:style-name="ce4">
            <text:p>AI 워크플레이스</text:p>
          </table:table-cell>
          <table:table-cell office:value-type="string" table:style-name="ce5">
            <text:p>8. Notion AI</text:p>
          </table:table-cell>
          <table:table-cell office:value-type="string" table:style-name="ce4">
            <text:p>적어놓은 난잡한 회의 메모를 한 번의 클릭으로 깔끔한 보고서 양식으로 변환.</text:p>
          </table:table-cell>
          <table:table-cell office:value-type="string" table:style-name="ce13">
            <text:p>메모 업그레이드 기능이 효과적.</text:p>
          </table:table-cell>
          <table:table-cell table:number-columns-repeated="21" table:style-name="ce12"/>
          <table:table-cell table:number-columns-repeated="16359"/>
        </table:table-row>
        <table:table-row table:style-name="ro1">
          <table:table-cell office:value-type="string" table:style-name="ce4">
            <text:p>음성 메모</text:p>
          </table:table-cell>
          <table:table-cell office:value-type="string" table:style-name="ce5">
            <text:p>9. AudioPen</text:p>
          </table:table-cell>
          <table:table-cell office:value-type="string" table:style-name="ce4">
            <text:p>횡설수설 녹음해도 AI가 알아서 논리적인 글로 다듬어줌. 아이디어 구상 시 최고.</text:p>
          </table:table-cell>
          <table:table-cell office:value-type="string" table:style-name="ce14">
            <text:p>녹음 기능 특화. 단 몇 초만에 스크립트로 정리해 주는 점이 인상깊었음. AI 정리본 뿐 아니라 풀 transcript도 제공함.</text:p>
          </table:table-cell>
          <table:table-cell table:number-columns-repeated="21" table:style-name="ce12"/>
          <table:table-cell table:number-columns-repeated="16359"/>
        </table:table-row>
        <table:table-row table:style-name="ro1" table:visibility="collapse">
          <table:table-cell office:value-type="string" table:style-name="ce4">
            <text:p>로컬 프라이버시</text:p>
          </table:table-cell>
          <table:table-cell office:value-type="string" table:style-name="ce4">
            <text:p>10. MacWhisper</text:p>
          </table:table-cell>
          <table:table-cell office:value-type="string" table:style-name="ce4">
            <text:p>(맥 사용자용) 클라우드에 올리지 않고 내 컴퓨터에서 AI로 음성을 변환. 보안 미팅용.</text:p>
          </table:table-cell>
          <table:table-cell table:style-name="ce4"/>
          <table:table-cell table:number-columns-repeated="21" table:style-name="ce12"/>
          <table:table-cell table:number-columns-repeated="16359"/>
        </table:table-row>
        <table:table-row table:style-name="ro1" table:visibility="collapse">
          <table:table-cell office:value-type="string" table:style-name="ce4">
            <text:p>워크플로우 연동</text:p>
          </table:table-cell>
          <table:table-cell office:value-type="string" table:style-name="ce4">
            <text:p>11. Supernormal</text:p>
          </table:table-cell>
          <table:table-cell office:value-type="string" table:style-name="ce4">
            <text:p>회의 요약본을 자동으로 Slack이나 Jira로 전송하여 업무 진행을 자동화.</text:p>
          </table:table-cell>
          <table:table-cell table:style-name="ce4"/>
          <table:table-cell table:number-columns-repeated="21" table:style-name="ce12"/>
          <table:table-cell table:number-columns-repeated="16359"/>
        </table:table-row>
        <table:table-row table:style-name="ro1" table:visibility="collapse">
          <table:table-cell office:value-type="string" table:style-name="ce4">
            <text:p>통합 기록</text:p>
          </table:table-cell>
          <table:table-cell office:value-type="string" table:style-name="ce4">
            <text:p>12. Fellow.app</text:p>
          </table:table-cell>
          <table:table-cell office:value-type="string" table:style-name="ce4">
            <text:p>회의 전 아젠다 설정부터 회의 중 기록, 회의 후 피드백까지 전체 프로세스 관리.</text:p>
          </table:table-cell>
          <table:table-cell table:style-name="ce4"/>
          <table:table-cell table:number-columns-repeated="21" table:style-name="ce12"/>
          <table:table-cell table:number-columns-repeated="16359"/>
        </table:table-row>
        <table:table-row table:style-name="ro1">
          <table:table-cell table:style-name="ce12"/>
          <table:table-cell office:value-type="string" table:style-name="ce5">
            <text:p>13. Voicenotes</text:p>
          </table:table-cell>
          <table:table-cell office:value-type="string" table:style-name="ce4">
            <text:p><text:span text:style-name="T2">녹음</text:span><text:s/><text:span text:style-name="T2">후</text:span><text:s/>AI<text:span text:style-name="T2">와</text:span><text:s/><text:span text:style-name="T2">대화하며</text:span><text:s/><text:span text:style-name="T2">메모</text:span><text:s/><text:span text:style-name="T2">내용을</text:span><text:s/><text:span text:style-name="T2">확장할</text:span><text:s/><text:span text:style-name="T2">수</text:span><text:s/><text:span text:style-name="T2">있는</text:span><text:s/>'Ask AI'<text:s/><text:span text:style-name="T2">기능이</text:span><text:s/><text:span text:style-name="T2">강력함</text:span>.</text:p>
          </table:table-cell>
          <table:table-cell office:value-type="string" table:style-name="ce14">
            <text:p>녹음 transcript 잘 나옴, 다만 사람의 이름을 말할 때 발음을 신경쓰지 않으면 이상하게 나옴.</text:p>
          </table:table-cell>
          <table:table-cell table:number-columns-repeated="21" table:style-name="ce12"/>
          <table:table-cell table:number-columns-repeated="16359"/>
        </table:table-row>
        <table:table-row table:style-name="ro1">
          <table:table-cell table:style-name="ce12"/>
          <table:table-cell office:value-type="string" table:style-name="ce5">
            <text:p>14. Obsidian</text:p>
          </table:table-cell>
          <table:table-cell office:value-type="string" table:style-name="ce15">
            <text:p>내 컴퓨터에 저장하는 높은 보안성을 바탕으로, 파편화된 메모들을 하나로 연결. 수많은 AI 도구 및 플러그인들을 모두 무료로 사용 가능.</text:p>
          </table:table-cell>
          <table:table-cell table:number-columns-repeated="22" table:style-name="ce12"/>
          <table:table-cell table:number-columns-repeated="16359"/>
        </table:table-row>
        <table:table-row table:number-rows-repeated="985" table:style-name="ro1">
          <table:table-cell table:number-columns-repeated="25" table:style-name="ce12"/>
          <table:table-cell table:number-columns-repeated="16359"/>
        </table:table-row>
        <table:table-row table:number-rows-repeated="1047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Arial" svg:font-family="Arial"/>
    <style:font-face style:name="Noto Sans KR" svg:font-family="&quot;Noto Sans KR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user</meta:initial-creator>
    <dc:creator>user</dc:creator>
    <meta:creation-date>2026-02-10T01:49:08Z</meta:creation-date>
    <dc:date>2026-02-10T05:03:41Z</dc:date>
  </office:meta>
</office:document-meta>
</file>